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LAPIS Network + T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Thre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itialized per MPI process, separate thread</text:p>
                <text:p/>
                <text:p><text:span text:style-name="T1">NetworkThread* NetworkThread::Get()</text:span></text:p>
                <text:p><text:span text:style-name="T1"/></text:p>
                <text:p><text:span text:style-name="T1">Send(int dst, int msgType, const Message &amp;msg)</text:span></text:p>
                <text:p><text:span text:style-name="T1">Read(int desired_src, int type, Message* data); </text:span><text:span text:style-name="T2">//blocking</text:span></text:p>
                <text:p><text:span text:style-name="T1">bool TryRead(int desired_src, int type, Message* data); </text:span><text:span text:style-name="T2">//non-blocking</text:span></text:p>
                <text:p><text:span text:style-name="T2"/></text:p>
                <text:p><text:span text:style-name="T2">typedef boost::function&lt;void ()&gt; Callback;</text:span></text:p>
                <text:p><text:span text:style-name="T2">void RegisterCallback(int message_type, Callback cb);</text:span></text:p>
                <text:p><text:span text:style-name="T2"/></text:p>
                <text:p><text:span text:style-name="T1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ble API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ch process creates a TypedGlobalTable</text:p>
                <text:p><text:span text:style-name="T3">template&lt;class K, class V&gt; static TypedGlobalTable&lt;K, V&gt;* CreateTable(int id,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int shards, Sharder&lt;K&gt;* sharding, <text:s/>Accumulator&lt;V&gt;* accum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harder:</text:p>
                <text:list>
                  <text:list-item>
                    <text:list>
                      <text:list-header>
                        <text:p><text:span text:style-name="T3">virtual int operator()(const K&amp; k, int shards) = 0;</text:span></text:p>
                      </text:list-header>
                    </text:list>
                  </text:list-item>
                </text:list>
                <text:p><text:span text:style-name="T3"/></text:p>
              </text:list-item>
              <text:list-item>
                <text:p><text:span text:style-name="T4">Accumulator:</text:span></text:p>
                <text:list>
                  <text:list-item>
                    <text:list>
                      <text:list-header>
                        <text:p><text:span text:style-name="T3"><text:s/></text:span><text:span text:style-name="T3">virtual void Accumulate(V* a, const V&amp; b)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ble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bleRegistry:</text:p>
                <text:list>
                  <text:list-item>
                    <text:list>
                      <text:list-header>
                        <text:p><text:span text:style-name="T3">GlobalTable* TableRegistry::Get()-&gt;tables().get(shardId)</text:span></text:p>
                        <text:p><text:span text:style-name="T3"/></text:p>
                      </text:list-header>
                    </text:list>
                  </text:list-item>
                </text:list>
              </text:list-item>
              <text:list-item>
                <text:p><text:span text:style-name="T4">TypedGlobalTable&lt;K,V&gt;:</text:span></text:p>
                <text:list>
                  <text:list-item>
                    <text:p><text:span text:style-name="T5">Global view of the table, both local and remote</text:span></text:p>
                  </text:list-item>
                  <text:list-item>
                    <text:p><text:span text:style-name="T5">vector&lt;LocalTable&gt; partitions;</text:span></text:p>
                    <text:list>
                      <text:list-header>
                        <text:p><text:span text:style-name="T3">V get(const K &amp;k); </text:span></text:p>
                        <text:p><text:span text:style-name="T3">void put(const K &amp;k, const V &amp;v); </text:span></text:p>
                        <text:p><text:span text:style-name="T3">void update(const K &amp;k, const V &amp;v); </text:span></text:p>
                        <text:p><text:span text:style-name="T3"/></text:p>
                      </text:list-header>
                    </text:list>
                    <text:p><text:span text:style-name="T3"/></text:p>
                    <text:p><text:span text:style-name="T3"/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ble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calTable</text:p>
                <text:list>
                  <text:list-item>
                    <text:p><text:span text:style-name="T6">A shard/partition: both local and remote</text:span></text:p>
                  </text:list-item>
                  <text:list-item>
                    <text:p><text:span text:style-name="T7">Implementing </text:span><text:span text:style-name="T8">local</text:span><text:span text:style-name="T7"> put/get/update. </text:span></text:p>
                  </text:list-item>
                  <text:list-item>
                    <text:p><text:span text:style-name="T7">Serialize and send remote shard: after k updates</text:span></text:p>
                    <text:p><text:span text:style-name="T3"/></text:p>
                    <text:p><text:span text:style-name="T3">template &lt;class K, class V&gt; void Serialize(TableCoder *ou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9">message </text:span><text:span text:style-name="T10">TableData</text:span><text:span text:style-name="T9"> {</text:span></text:p>
                <text:p text:style-name="P1"><text:span text:style-name="T9"><text:s text:c="2"/></text:span><text:span text:style-name="T9">required uint32 source = 1;</text:span></text:p>
                <text:p text:style-name="P1"><text:span text:style-name="T9"><text:s text:c="2"/></text:span><text:span text:style-name="T9">required uint32 table = 2;</text:span></text:p>
                <text:p text:style-name="P1"><text:span text:style-name="T9"><text:s text:c="2"/></text:span><text:span text:style-name="T9">required uint32 shard = 3;</text:span></text:p>
                <text:p text:style-name="P1"><text:span text:style-name="T9"><text:s text:c="2"/></text:span><text:span text:style-name="T9">required bool done = 4; <text:s/></text:span></text:p>
                <text:p text:style-name="P1"><text:span text:style-name="T9"><text:s text:c="2"/></text:span><text:span text:style-name="T9">optional bytes table_data = 5;</text:span></text:p>
                <text:p text:style-name="P1"><text:span text:style-name="T9"><text:s text:c="2"/></text:span><text:span text:style-name="T9">repeated Arg kv_data = 6; <text:s/></text:span></text:p>
                <text:p text:style-name="P1"><text:span text:style-name="T9"><text:s text:c="2"/></text:span><text:span text:style-name="T9">optional int32 epoch = 11;</text:span></text:p>
                <text:p text:style-name="P1"><text:span text:style-name="T9"><text:s text:c="2"/></text:span><text:span text:style-name="T9">optional int32 marker = 12 [default = -1]; <text:s/></text:span></text:p>
                <text:p text:style-name="P1"><text:span text:style-name="T9"><text:s text:c="2"/></text:span><text:span text:style-name="T9">optional bool missing_key = 13;</text:span></text:p>
                <text:p text:style-name="P1"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1">message </text:span><text:span text:style-name="T12">ShardInfo</text:span><text:span text:style-name="T11"> {</text:span></text:p>
                <text:p text:style-name="P2"><text:span text:style-name="T11"><text:s text:c="2"/></text:span><text:span text:style-name="T11">required uint32 table = 1;</text:span></text:p>
                <text:p text:style-name="P2"><text:span text:style-name="T11"><text:s text:c="2"/></text:span><text:span text:style-name="T11">required uint32 shard = 2;</text:span></text:p>
                <text:p text:style-name="P2"><text:span text:style-name="T11"><text:s text:c="2"/></text:span><text:span text:style-name="T11">required uint64 entries = 3;</text:span></text:p>
                <text:p text:style-name="P2"><text:span text:style-name="T11"><text:s text:c="2"/></text:span><text:span text:style-name="T11">required uint32 owner = 4;</text:span></text:p>
                <text:p text:style-name="P2"><text:span text:style-name="T11">}</text:span></text:p>
              </text:list-item>
              <text:list-item>
                <text:p text:style-name="P2"><text:span text:style-name="T11">message </text:span><text:span text:style-name="T12">HashGet</text:span><text:span text:style-name="T11"> {</text:span></text:p>
                <text:p text:style-name="P2"><text:span text:style-name="T11"><text:s text:c="2"/></text:span><text:span text:style-name="T11">required uint32 table = 1;</text:span></text:p>
                <text:p text:style-name="P2"><text:span text:style-name="T11"><text:s text:c="2"/></text:span><text:span text:style-name="T11">required uint32 shard = 2;</text:span></text:p>
                <text:p text:style-name="P2"><text:span text:style-name="T11"><text:s text:c="2"/></text:span><text:span text:style-name="T11">optional bytes key = 3;</text:span></text:p>
                <text:p text:style-name="P2"><text:span text:style-name="T11"><text:s text:c="2"/></text:span><text:span text:style-name="T11">optional uint32 index = 4;</text:span></text:p>
                <text:p text:style-name="P2"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prog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ster to assign shard to slave:</text:p>
                <text:list>
                  <text:list-item>
                    <text:p>Which shard is considered local at each slave</text:p>
                  </text:list-item>
                  <text:list-item>
                    <text:p>NB: every slave still have the global view: TypedGlobalTable</text:p>
                  </text:list-item>
                </text:list>
              </text:list-item>
              <text:list-item>
                <text:p>Testing </text:p>
              </text:list-item>
              <text:list-item>
                <text:p>Global con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4:13:48</meta:creation-date>
    <dc:date>2014-07-09T14:57:26</dc:date>
    <meta:editing-duration>PT28M18S</meta:editing-duration>
    <meta:editing-cycles>4</meta:editing-cycles>
    <meta:generator>LibreOffice/4.0.2.2$Linux_X86_64 LibreOffice_project/400m0$Build-2</meta:generator>
    <meta:document-statistic meta:object-count="53"/>
  </office:meta>
</office:document-meta>
</file>